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B5000002A07794BC6C6F70D57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1cm" svg:y="1.356cm" svg:width="19.001cm" svg:height="13.453cm" draw:z-index="0"><draw:image xlink:href="Pictures/10000001000003B5000002A07794BC6C6F70D57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1T09:47:04.921000000</meta:creation-date>
    <dc:date>2023-10-11T09:50:39.699000000</dc:date>
    <meta:editing-duration>PT3M35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5.4.2$Windows_X86_64 LibreOffice_project/36ccfdc35048b057fd9854c757a8b67ec53977b6</meta:generator>
  </office:meta>
</office:document-meta>
</file>